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c2c53" officeooo:paragraph-rsid="001c2c53"/>
    </style:style>
    <style:style style:name="P2" style:family="paragraph" style:parent-style-name="Text_20_body">
      <style:text-properties officeooo:rsid="001c2c53" officeooo:paragraph-rsid="001cf700"/>
    </style:style>
    <style:style style:name="P3" style:family="paragraph" style:parent-style-name="Text_20_body">
      <style:text-properties officeooo:rsid="001cf700" officeooo:paragraph-rsid="001cf700"/>
    </style:style>
    <style:style style:name="T1" style:family="text">
      <style:text-properties officeooo:rsid="001cf700"/>
    </style:style>
    <style:style style:name="T2" style:family="text">
      <style:text-properties officeooo:rsid="001cf7a3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lątwa wymiaru</text:p>
      <text:p text:style-name="P1">a) Hiperkula wpisana w hipersześcian R- promień kuli, N – ilość losowanych punktów, W - wymiar</text:p>
      <text:p text:style-name="P2">a1) <text:span text:style-name="T1">Dobieranie rozsądnej liczby punktów</text:span></text:p>
      <text:p text:style-name="P2"><text:s/>Ponieważ dla 3 wymiarów stosunek powierzchni kuli do powierzchni sześcianu wynosi <draw:frame draw:style-name="fr1" draw:name="Object1" text:anchor-type="as-char" svg:y="-0.4528in" svg:width="1.7016in" svg:height="0.6366in" draw:z-index="0"><draw:object xlink:href="./Object 1" xlink:type="simple" xlink:show="embed" xlink:actuate="onLoad"/><draw:image xlink:href="./ObjectReplacements/Object 1" xlink:type="simple" xlink:show="embed" xlink:actuate="onLoad"/></draw:frame>, więc najpierw sprawdzam, od jakich wartości N i W wyniki będą <text:span text:style-name="T2">bliskie</text:span> tej wartości.</text:p>
      <text:p text:style-name="P2"/>
      <text:p text:style-name="P3">[tutaj wykres dla dobierania]</text:p>
      <text:p text:style-name="P3">[wykres dla dobierania wymiarów]</text:p>
      <text:p text:style-name="P3"/>
      <text:p text:style-name="P3">[wykres procent trafionych/wymiar]</text:p>
      <text:p text:style-name="P3"/>
      <text:p text:style-name="P3">b) Hipersześcian o krawędzi 1, wypełniony punktami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4:07:45.535786103</meta:creation-date>
    <meta:generator>LibreOffice/5.1.6.2$Linux_X86_64 LibreOffice_project/10m0$Build-2</meta:generator>
    <dc:date>2017-10-09T22:31:03.342522538</dc:date>
    <meta:editing-duration>PT1H26M35S</meta:editing-duration>
    <meta:editing-cycles>2</meta:editing-cycles>
    <meta:document-statistic meta:table-count="0" meta:image-count="0" meta:object-count="1" meta:page-count="1" meta:paragraph-count="8" meta:word-count="66" meta:character-count="460" meta:non-whitespace-character-count="400"/>
  </office:meta>
</office:document-meta>
</file>

<file path=Object 1/content.xml><?xml version="1.0" encoding="utf-8"?>
<math xmlns="http://www.w3.org/1998/Math/MathML" display="block">
  <semantics>
    <mrow>
      <mfrac>
        <mrow>
          <mfrac>
            <mn>4</mn>
            <mn>3</mn>
          </mfrac>
          <mrow>
            <mi mathvariant="normal">π</mi>
            <mo stretchy="false">⋅</mo>
            <msup>
              <mi>R</mi>
              <mn>3</mn>
            </msup>
          </mrow>
        </mrow>
        <msup>
          <mrow>
            <mo fence="true" stretchy="false">(</mo>
            <mrow>
              <mrow>
                <mn>2</mn>
                <mo stretchy="false">⋅</mo>
                <mi>R</mi>
              </mrow>
            </mrow>
            <mo fence="true" stretchy="false">)</mo>
          </mrow>
          <mn>3</mn>
        </msup>
      </mfrac>
      <mrow>
        <mspace width="2em"/>
        <mo stretchy="false">=</mo>
        <mspace width="2em"/>
      </mrow>
      <mfrac>
        <mi mathvariant="normal">π</mi>
        <mn>6</mn>
      </mfrac>
      <mrow>
        <mspace width="2em"/>
        <mo stretchy="false">≈</mo>
        <mspace width="2em"/>
      </mrow>
      <mn>0,523</mn>
    </mrow>
    <annotation encoding="StarMath 5.0">{{4} over {3} %pi  cdot R^3 } over ( 2 cdot R )^3 ~= ~%pi over 6~ approx~ 0,523</annotation>
  </semantics>
</math>
</file>